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text-properties fo:font-size="10pt"/>
    </style:style>
    <style:style style:name="P6" style:family="paragraph" style:parent-style-name="Standard" style:list-style-name="L4">
      <style:text-properties fo:font-size="10pt"/>
    </style:style>
    <style:style style:name="P7" style:family="paragraph" style:parent-style-name="Standard" style:list-style-name="L5">
      <style:text-properties fo:font-size="10pt"/>
    </style:style>
    <style:style style:name="P8" style:family="paragraph" style:parent-style-name="Standard" style:list-style-name="L6">
      <style:text-properties fo:font-size="10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2</text:p>
      <text:p text:style-name="P1">By Eric Schles</text:p>
      <text:p text:style-name="P1"/>
      <text:p text:style-name="P1"/>
      <text:p text:style-name="P1">problem 2.17<text:line-break/></text:p>
      <text:p text:style-name="Standard">2.17</text:p>
      <text:p text:style-name="Standard"/>
      <text:p text:style-name="Standard">Additional routines are required for the string class so that temporaries are not created when a char * is involved.</text:p>
      <text:p text:style-name="Standard"/>
      <text:p text:style-name="Standard">a. For the class interface presented in Figure 2.22, how many additional routines are needed?</text:p>
      <text:p text:style-name="Standard"/>
      <text:p text:style-name="Standard">There are 37 routines missing from the class presented in the text according to <text:a xlink:type="simple" xlink:href="http://www.cplusplus.com/reference/string/basic_string/">http://www.cplusplus.com/reference/string/basic_string/</text:a></text:p>
      <text:p text:style-name="Standard"/>
      <text:p text:style-name="Standard">b.</text:p>
      <text:p text:style-name="Standard"/>
      <text:p text:style-name="Standard">I will implement size, empty, clear and at operators. (See ch2q17.cpp for implementaion)</text:p>
      <text:p text:style-name="P1"/>
      <text:p text:style-name="P1"/>
      <text:p text:style-name="P1">problem 2.18<text:line-break/></text:p>
      <text:p text:style-name="Standard"/>
      <text:list xml:id="list1044980729" text:style-name="L1">
        <text:list-item>
          <text:list>
            <text:list-item>
              <text:p text:style-name="P2">Define operator() to return a substring.</text:p>
            </text:list-item>
          </text:list>
        </text:list-item>
      </text:list>
      <text:p text:style-name="Standard">a. What is the return type?</text:p>
      <text:p text:style-name="Standard"/>
      <text:p text:style-name="Standard">The return type is a string.</text:p>
      <text:p text:style-name="Standard"/>
      <text:p text:style-name="Standard">b. implement the substring operator.</text:p>
      <text:p text:style-name="Standard">The answer is implemented in ch2q18.cpp</text:p>
      <text:p text:style-name="Standard"/>
      <text:list xml:id="list1323946659" text:style-name="L2">
        <text:list-item>
          <text:p text:style-name="P3">Is there a substantial difference between the following two alternatives?</text:p>
        </text:list-item>
      </text:list>
      <text:p text:style-name="Standard"/>
      <text:p text:style-name="Standard">string <text:s/>subStr = s (1, 2);</text:p>
      <text:p text:style-name="Standard"/>
      <text:p text:style-name="Standard">//And</text:p>
      <text:p text:style-name="Standard"/>
      <text:p text:style-name="Standard">string subStr;</text:p>
      <text:p text:style-name="Standard">subStr = s(1,2);</text:p>
      <text:p text:style-name="Standard"/>
      <text:p text:style-name="Standard"><text:s/>The first calls a copy constructor the second calls the assignment operator. <text:s/>I guess it's not really that different.</text:p>
      <text:p text:style-name="Standard"/>
      <text:p text:style-name="Standard"/>
      <text:p text:style-name="P1"/>
      <text:p text:style-name="P1">problem 2.19<text:line-break/></text:p>
      <text:p text:style-name="Standard"/>
      <text:list xml:id="list271960770" text:style-name="L3">
        <text:list-item>
          <text:list>
            <text:list-item>
              <text:p text:style-name="P4">Let s be a string</text:p>
            </text:list-item>
          </text:list>
        </text:list-item>
      </text:list>
      <text:p text:style-name="Standard"/>
      <text:p text:style-name="Standard"><text:soft-page-break/>a. Is the typical C mistake s= 'a' caught by the compiler? <text:s/>Why or why not?</text:p>
      <text:p text:style-name="Standard"/>
      <text:p text:style-name="Standard">No because there is an implicit type conversion from C-string to string. <text:s/></text:p>
      <text:p text:style-name="Standard"/>
      <text:p text:style-name="Standard">b. <text:s/>What functions are called in s+='a'?</text:p>
      <text:p text:style-name="Standard"/>
      <text:p text:style-name="Standard">The += operator is called as well as the function that does the type conversion from c-string to string.</text:p>
      <text:p text:style-name="P1"/>
      <text:p text:style-name="P1"/>
      <text:p text:style-name="P1">problem 2.20<text:line-break/></text:p>
      <text:p text:style-name="Standard">2.20</text:p>
      <text:p text:style-name="Standard"/>
      <text:p text:style-name="Standard">Suppose that we add a constructor allowing the user to specify the initial size for the internal buffer. <text:s/>Describe an implementation of this construct and then explain what happens when the user attempts to declare a string with a buffer size of 0.</text:p>
      <text:p text:style-name="Standard"><text:s/></text:p>
      <text:p text:style-name="Standard">declaration:</text:p>
      <text:p text:style-name="Standard">string( const string &amp; str, int bufferSize);</text:p>
      <text:p text:style-name="Standard"/>
      <text:p text:style-name="Standard">if the user tries to declare a buffer of size zero the function should have a condition check that raises an error. <text:s/>All strings must contain '\0' and thus buffer must be at least size 1.</text:p>
      <text:p text:style-name="P1"/>
      <text:p text:style-name="P1"/>
      <text:p text:style-name="P1">Chapter 5<text:line-break/></text:p>
      <text:p text:style-name="P1">problem 5.8</text:p>
      <text:p text:style-name="P1"/>
      <text:p text:style-name="P1">see ch5q8</text:p>
      <text:p text:style-name="P1"><text:line-break/>problem 5.9<text:line-break/></text:p>
      <text:p text:style-name="P1">see ch5q9</text:p>
      <text:p text:style-name="P1"/>
      <text:p text:style-name="P1">Chapter 6</text:p>
      <text:p text:style-name="P1"><text:line-break/>problem 6.12<text:line-break/></text:p>
      <text:p text:style-name="P1">An algorithm takes .5 ms(milliseconds, a millisecond is a 1/1000 seconds) for input size 100. <text:s/>How large a problem can be solved in 1 min if the runing time is</text:p>
      <text:p text:style-name="P1">a. Linear</text:p>
      <text:p text:style-name="P1"/>
      <text:p text:style-name="P1">1 minute = 60 seconds.</text:p>
      <text:p text:style-name="P1"/>
      <text:p text:style-name="P1">There are 1000 miliseconds in a second =&gt; 60,000 milliseconds in a minute.</text:p>
      <text:p text:style-name="P1"/>
      <text:p text:style-name="P1">Since the algorithm takes .5 ms =&gt; 120,000 problems can be solved in 1 min.</text:p>
      <text:p text:style-name="P1"/>
      <text:p text:style-name="P1">b. O(N log N )</text:p>
      <text:p text:style-name="P1"/>
      <text:p text:style-name="P1">Still 60,000 milliseconds in a minute.</text:p>
      <text:p text:style-name="P1"/>
      <text:p text:style-name="P1">Algorithm takes .5 ms, scales at a rate of n log n =&gt; <text:s/>which is approximately 10 times as slow.</text:p>
      <text:p text:style-name="P1"/>
      <text:p text:style-name="P1">algorithm takes 10 times as long =&gt; 120,000/10~ 12,000 problems can be solved in 1 min.</text:p>
      <text:p text:style-name="P1"><text:soft-page-break/></text:p>
      <text:p text:style-name="P1">c. <text:s/>quadratic</text:p>
      <text:p text:style-name="P1"/>
      <text:p text:style-name="P1">Algorithm takes .5 ms, scales at a rate of n^2 =&gt; which is approximately 100 times as slow.</text:p>
      <text:p text:style-name="P1"/>
      <text:p text:style-name="P1">algorithm takes 100 times longer as input grows.</text:p>
      <text:p text:style-name="P1"/>
      <text:list xml:id="list1516371462" text:style-name="L4">
        <text:list-item>
          <text:p text:style-name="P6">* 100 =&gt; 120000/100 = 1,200 problems can be solved in 1 min.</text:p>
        </text:list-item>
      </text:list>
      <text:p text:style-name="P1"/>
      <text:list xml:id="list1366776581" text:style-name="L5">
        <text:list-item>
          <text:p text:style-name="P7">cubic</text:p>
        </text:list-item>
      </text:list>
      <text:p text:style-name="P1">Same logic as above 1000</text:p>
      <text:p text:style-name="P1"/>
      <text:list xml:id="list531439825" text:style-name="L6">
        <text:list-item>
          <text:p text:style-name="P8">* 10,000 =&gt; 120,000/1,000 = 120 problems can be solved in 1 min.</text:p>
        </text:list-item>
      </text:list>
      <text:p text:style-name="P1"/>
      <text:p text:style-name="P1"/>
      <text:p text:style-name="P1">problem 6.13<text:line-break/></text:p>
      <text:p text:style-name="P1"/>
      <text:p text:style-name="P1"/>
      <text:p text:style-name="P1">fill in the graph for O(N^3) algorithm:</text:p>
      <text:p text:style-name="P1"/>
      <text:p text:style-name="P1">n = 10,000</text:p>
      <text:p text:style-name="P1"/>
      <text:p text:style-name="P1">First we figure out what the extra running time should be:</text:p>
      <text:p text:style-name="P1"/>
      <text:p text:style-name="P1">O(10,000N^3) =&gt; (10,000^3) * N * O(N^3) =&gt; 1,000,000,000,000 * .000009 = 9,000,000</text:p>
      <text:p text:style-name="P1"/>
      <text:p text:style-name="P1">n = 100,000 </text:p>
      <text:p text:style-name="P1"/>
      <text:p text:style-name="P1">This should be 100,000 ^ 3 * .000009 = 9000000000</text:p>
      <text:p text:style-name="P1"/>
      <text:p text:style-name="P1">All algorithms:</text:p>
      <text:p text:style-name="P1"/>
      <text:p text:style-name="P1">for 10,000,000</text:p>
      <text:p text:style-name="P1"/>
      <text:p text:style-name="P1">O(N^3):</text:p>
      <text:p text:style-name="P1"/>
      <text:p text:style-name="P1">10,000,000^3 * .000009 = 9000000000000000</text:p>
      <text:p text:style-name="P1">O(N^2)</text:p>
      <text:p text:style-name="P1"/>
      <text:p text:style-name="P1">.000004 * 10,000,000 ^ 3 = 4000000000000000</text:p>
      <text:p text:style-name="P1"/>
      <text:p text:style-name="P1">O(N) </text:p>
      <text:p text:style-name="P1"/>
      <text:p text:style-name="P1">.0000003 * 10,000,000 = 3</text:p>
      <text:p text:style-name="P1"/>
      <text:p text:style-name="P1">O(N log N)</text:p>
      <text:p text:style-name="P1"/>
      <text:p text:style-name="P1">.000006 * 10,000,000 * log( 10,000,000) = 360</text:p>
      <text:p text:style-name="P1"/>
      <text:p text:style-name="P1"/>
      <text:p text:style-name="P1">problem 6.14<text:line-break/></text:p>
      <text:p text:style-name="P1">37, 2/N, N, N log log N, N log N, N log^2 N, N log N^2, N ^ ½, N ^ 1.5, N ^2, N^2 log N, N^3, 2 ^ N/2, 2^N </text:p>
      <text:p text:style-name="P1"/>
      <text:p text:style-name="P1"/>
      <text:p text:style-name="P1">problem 6.15<text:line-break/></text:p>
      <text:p text:style-name="P1"><text:soft-page-break/>A. </text:p>
      <text:p text:style-name="P1">Fragment # 1 is O (N)</text:p>
      <text:p text:style-name="P1"><text:s text:c="5"/></text:p>
      <text:p text:style-name="P1">Fragment #2 is O(N)</text:p>
      <text:p text:style-name="P1"/>
      <text:p text:style-name="P1">Fragment #3 is <text:s/>O(N^2)</text:p>
      <text:p text:style-name="P1"/>
      <text:p text:style-name="P1">Fragment #4 is O(N)</text:p>
      <text:p text:style-name="P1"/>
      <text:p text:style-name="P1">Fragment #5 is O(N^3)</text:p>
      <text:p text:style-name="P1"/>
      <text:p text:style-name="P1">Fragment #6 is O(N^2)</text:p>
      <text:p text:style-name="P1"/>
      <text:p text:style-name="P1">Fragment #7 is O(N^4)</text:p>
      <text:p text:style-name="P1"/>
      <text:p text:style-name="P1">B.</text:p>
      <text:p text:style-name="P1">see ch6q15 for code.</text:p>
      <text:p text:style-name="P1"/>
      <text:p text:style-name="P1">Output found here:</text:p>
      <text:p text:style-name="P1"/>
      <text:p text:style-name="P1">n = 10</text:p>
      <text:p text:style-name="P1"/>
      <text:p text:style-name="P1">zero seconds for all fragments</text:p>
      <text:p text:style-name="P1"/>
      <text:p text:style-name="P1">n = 100</text:p>
      <text:p text:style-name="P1"/>
      <text:p text:style-name="P1">zero seconds for all fragments except #7, #7 took 12.58000 seconds</text:p>
      <text:p text:style-name="P1"/>
      <text:p text:style-name="P1"/>
      <text:p text:style-name="P1"/>
      <text:p text:style-name="P1">n = 1000</text:p>
      <text:p text:style-name="P1"/>
      <text:p text:style-name="P1">zero for all except fragment #5 and #7, fragment #5 took 3.12 seconds. Fragment #7 not applicable. <text:s/>Ran longer than 5 minutes.</text:p>
      <text:p text:style-name="P1"/>
      <text:p text:style-name="P1">n = 10,000</text:p>
      <text:p text:style-name="P1"/>
      <text:p text:style-name="P1">fragments #5 and #7 ran longer than 5 minutes. <text:s/>Fragment #3 took .25 seconds, fragment #6 took .13 seconds. <text:s/>The other fragments took zero seconds.</text:p>
      <text:p text:style-name="P1"/>
      <text:p text:style-name="P1">n = 100,000</text:p>
      <text:p text:style-name="P1"/>
      <text:p text:style-name="P1">fragments #5 and #7 took longer than five minutes. <text:s/>Fragment #3 took 25 seconds, fragment #6 took 12 seconds, #1,#2 and #4 took less than zero seconds.</text:p>
      <text:p text:style-name="P1"/>
      <text:p text:style-name="P1">C.</text:p>
      <text:p text:style-name="P1"/>
      <text:p text:style-name="P1">Fragment #1</text:p>
      <text:p text:style-name="P1"/>
      <text:p text:style-name="P1">Fragment #1 runs in O(N) time. <text:s/>This appears consistent from the sample sizes for n. <text:s/>The running time did not seem to increase as the input size grew.</text:p>
      <text:p text:style-name="P1"/>
      <text:p text:style-name="P1">Fragment #2</text:p>
      <text:p text:style-name="P1"/>
      <text:p text:style-name="P1">Fragment #2 runs in O(N) time. <text:s/>This appears consistent from the sample sizes for n. <text:s/>The running time did not seem to increase as the input size grew.</text:p>
      <text:p text:style-name="P1"/>
      <text:p text:style-name="P1">Fragment #3</text:p>
      <text:p text:style-name="P1"><text:soft-page-break/></text:p>
      <text:p text:style-name="P1">Fragment #3 runs in O(N^2) time. <text:s/>This appears to be consistent from the same sizes for n. <text:s/>Initially, for values of input less than 10,000 #3 appears to run faster or as fast as O(N). <text:s/>However as input sizes grew running time slowed down. <text:s/>This is consistent with the graph expected for a O(N^2) algorithm.</text:p>
      <text:p text:style-name="P1"/>
      <text:p text:style-name="P1">Fragment #4</text:p>
      <text:p text:style-name="P1"/>
      <text:p text:style-name="P1">Fragment #4 runs in O(N) time. <text:s/>This appears consistent from the sample sizes for n. <text:s/>The running time did not seem to increase as the input size grew.</text:p>
      <text:p text:style-name="P1"/>
      <text:p text:style-name="P1">Fragment #5</text:p>
      <text:p text:style-name="P1"/>
      <text:p text:style-name="P1">Fragment #5 runs in O(N^3) time. <text:s/>This appears to be consistent from the same sizes for n. <text:s/>Initially, for values of input less than 1,000 #5 appears to run faster or as fast as O(N). <text:s/>However as input sizes grew running time slowed down. <text:s/>This is consistent with the graph expected for a O(N^3) algorithm. <text:s/>Notice that this algorithm explodes at n = 10,000 and above.</text:p>
      <text:p text:style-name="P1"/>
      <text:p text:style-name="P1">Fragment #6</text:p>
      <text:p text:style-name="P1"/>
      <text:p text:style-name="P1">Fragment #6 runs in O(N^2) time. <text:s/>This appears to be consistent from the same sizes for n. <text:s/>Initially, for values of input less than 10,000 #6 appears to run faster or as fast as O(N). <text:s/>However as input sizes grew running time slowed down. <text:s/>This is consistent with the graph expected for a O(N^2) algorithm. <text:s/>Notice that this algorithm is about twice as fast as some of the other O(N^2) algorithms. <text:s/>This implies there is a bit of variance in the classification of these Big-Oh running times, as one would expect, given the sloppy nature of the identifier.</text:p>
      <text:p text:style-name="P1"/>
      <text:p text:style-name="P1">Fragment #7</text:p>
      <text:p text:style-name="P1"/>
      <text:p text:style-name="P1">Fragment #7 runs in O(N^4) time. <text:s/>This appears to be consistent from the same sizes for n. <text:s/>Initially, for values of input less than 100 #7 appears to run faster or as fast as O(N). <text:s/>However as input sizes grew running time slowed down. <text:s/>This is consistent with the graph expected for a O(N^4) algorithm. <text:s/>Notice that this algorithm explodes at n = 1,000 and above.</text:p>
      <text:p text:style-name="P1"/>
      <text:p text:style-name="P1"/>
      <text:p text:style-name="P1"/>
      <text:p text:style-name="P1">Problem 6.16</text:p>
      <text:p text:style-name="P1"/>
      <text:p text:style-name="P1">a. </text:p>
      <text:p text:style-name="P1"/>
      <text:p text:style-name="P1">This fragment runs in O(N^4) if you multiply each of the for – loops. <text:s/>However it is probably going to run in O(N^3) time.</text:p>
      <text:p text:style-name="P1"/>
      <text:p text:style-name="P1">b.</text:p>
      <text:p text:style-name="P1"/>
      <text:p text:style-name="P1">see ch6q16.cpp for code.</text:p>
      <text:p text:style-name="P1">n = 10</text:p>
      <text:p text:style-name="P1"/>
      <text:p text:style-name="P1">fragment runs in 0 seconds.</text:p>
      <text:p text:style-name="P1"/>
      <text:p text:style-name="P1">N = 100</text:p>
      <text:p text:style-name="P1"/>
      <text:p text:style-name="P1">fragment runs in .03 seconds.</text:p>
      <text:p text:style-name="P1"/>
      <text:p text:style-name="P1">N = 1000</text:p>
      <text:p text:style-name="P1"/>
      <text:p text:style-name="P1">fragment took more than five minutes to run.</text:p>
      <text:p text:style-name="P1"/>
      <text:p text:style-name="P1">For all other N's took more than five minutes to run.</text:p>
      <text:p text:style-name="P1"/>
      <text:p text:style-name="P1">c.</text:p>
      <text:p text:style-name="P1"/>
      <text:p text:style-name="P1">Even though this algorithm is a O(N^4) algorithm it runs more like a O(N^3) algorithm since the inner most for -loop is <text:soft-page-break/>rarely checked. <text:s/>This is consistent with the running times for the other O(N^3) algorithm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3-01-29T10:57:36</meta:creation-date>
    <dc:date>2013-01-30T13:27:02</dc:date>
    <dc:creator>eric </dc:creator>
    <meta:editing-duration>PT33M57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6" meta:paragraph-count="128" meta:word-count="1243" meta:character-count="6489" meta:non-whitespace-character-count="5570"/>
  </office:meta>
</office:document-meta>
</file>